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exchange-seats/" text:style-name="Internet_20_link" text:visited-style-name="Visited_20_Internet_20_Link"><text:span text:style-name="T1">626. Exchange Seats</text:span></text:a></text:p>
      <text:section text:style-name="Sect1" text:name="headlessui-popover-button-:rd:">
        <text:p text:style-name="Standard"/>
      </text:section>
      <text:p text:style-name="P4">Medium</text:p>
      <text:p text:style-name="P4">1.1K</text:p>
      <text:p text:style-name="P4">543</text:p>
      <text:section text:style-name="Sect1" text:name="headlessui-popover-button-:ri:">
        <text:p text:style-name="Standard"/>
      </text:section>
      <text:section text:style-name="Sect1" text:name="headlessui-popover-button-:rl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Seat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id <text:s text:c="9"/>| int <text:s text:c="4"/>|</text:p>
      <text:p text:style-name="P2">| student <text:s text:c="4"/>| varchar |</text:p>
      <text:p text:style-name="P2">+-------------+---------+</text:p>
      <text:p text:style-name="P2">id is the primary key (unique value) column for this table.</text:p>
      <text:p text:style-name="P2">Each row of this table indicates the name and the ID of a student.</text:p>
      <text:p text:style-name="P1">id is a continuous increment.</text:p>
      <text:p text:style-name="P6"> </text:p>
      <text:p text:style-name="P6">Write a solution to swap the seat id of every two consecutive students. If the number of students is odd, the id of the last student is not swapped.</text:p>
      <text:p text:style-name="P7"><text:span text:style-name="T1">Return the result table ordered by </text:span><text:span text:style-name="Source_20_Text"><text:span text:style-name="T2">id</text:span></text:span><text:span text:style-name="T1"> </text:span><text:span text:style-name="Strong_20_Emphasis"><text:span text:style-name="T1">in ascending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Seat table:</text:p>
      <text:p text:style-name="P2">+----+---------+</text:p>
      <text:p text:style-name="P2">| id | student |</text:p>
      <text:p text:style-name="P2">+----+---------+</text:p>
      <text:p text:style-name="P2">| 1 <text:s/>| Abbot <text:s text:c="2"/>|</text:p>
      <text:p text:style-name="P2">| 2 <text:s/>| Doris <text:s text:c="2"/>|</text:p>
      <text:p text:style-name="P2">| 3 <text:s/>| Emerson |</text:p>
      <text:p text:style-name="P2">| 4 <text:s/>| Green <text:s text:c="2"/>|</text:p>
      <text:p text:style-name="P2">| 5 <text:s/>| Jeames <text:s/>|</text:p>
      <text:p text:style-name="P2">+----+---------+</text:p>
      <text:p text:style-name="P3"><text:span text:style-name="Strong_20_Emphasis"><text:span text:style-name="T1">Output:</text:span></text:span><text:span text:style-name="T1"> </text:span></text:p>
      <text:p text:style-name="P2">+----+---------+</text:p>
      <text:p text:style-name="P2">| id | student |</text:p>
      <text:p text:style-name="P2">+----+---------+</text:p>
      <text:p text:style-name="P2">| 1 <text:s/>| Doris <text:s text:c="2"/>|</text:p>
      <text:p text:style-name="P2">| 2 <text:s/>| Abbot <text:s text:c="2"/>|</text:p>
      <text:p text:style-name="P2"><text:soft-page-break/>| 3 <text:s/>| Green <text:s text:c="2"/>|</text:p>
      <text:p text:style-name="P2">| 4 <text:s/>| Emerson |</text:p>
      <text:p text:style-name="P2">| 5 <text:s/>| Jeames <text:s/>|</text:p>
      <text:p text:style-name="P2">+----+---------+</text:p>
      <text:p text:style-name="P3"><text:span text:style-name="Strong_20_Emphasis"><text:span text:style-name="T1">Explanation:</text:span></text:span><text:span text:style-name="T1"> </text:span></text:p>
      <text:p text:style-name="P1">Note that if the number of students is odd, there is no need to change the last one's seat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7T10:16:27.528000000</dc:date>
    <meta:editing-duration>PT9S</meta:editing-duration>
    <meta:editing-cycles>1</meta:editing-cycles>
    <meta:document-statistic meta:table-count="0" meta:image-count="0" meta:object-count="0" meta:page-count="2" meta:paragraph-count="46" meta:word-count="219" meta:character-count="1060" meta:non-whitespace-character-count="854"/>
    <meta:generator>LibreOffice/7.2.2.2$Windows_X86_64 LibreOffice_project/02b2acce88a210515b4a5bb2e46cbfb63fe97d56</meta:generator>
  </office:meta>
</office:document-meta>
</file>